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ArrayPropertyEditor.StringArrayProperty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ArrayPropertyEditor.getAs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ArrayPropertyEditor.StringArrayPropertyEditor( String separator , @ Nullable String charsToDelete , boolean emptyArrayAsNu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ArrayPropertyEditor.StringArrayPropertyEditor( String se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ArrayPropertyEditor.StringArrayPropertyEditor( String separator , boolean emptyArrayAsNull , boolean trim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ArrayPropertyEditor.setAsText( String 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ringArrayPropertyEditor.StringArrayPropertyEditor( String separator , @ Nullable String charsToDelete , boolean emptyArrayAsNull , boolean trim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ArrayPropertyEditor.StringArrayPropertyEditor( String separator , boolean emptyArrayAsNu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